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officeooo="http://openoffice.org/2009/office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514cm" style:rel-column-width="21257*"/>
    </style:style>
    <style:style style:name="Tableau1.B" style:family="table-column">
      <style:table-column-properties style:column-width="2.284cm" style:rel-column-width="8806*"/>
    </style:style>
    <style:style style:name="Tableau1.C" style:family="table-column">
      <style:table-column-properties style:column-width="2.646cm" style:rel-column-width="10200*"/>
    </style:style>
    <style:style style:name="Tableau1.D" style:family="table-column">
      <style:table-column-properties style:column-width="0.887cm" style:rel-column-width="3420*"/>
    </style:style>
    <style:style style:name="Tableau1.E" style:family="table-column">
      <style:table-column-properties style:column-width="2.833cm" style:rel-column-width="10921*"/>
    </style:style>
    <style:style style:name="Tableau1.F" style:family="table-column">
      <style:table-column-properties style:column-width="2.835cm" style:rel-column-width="10931*"/>
    </style:style>
    <style:style style:name="Tableau1.A1" style:family="table-cell">
      <style:table-cell-properties fo:background-color="#ffcc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F1" style:family="table-cell">
      <style:table-cell-properties fo:background-color="#ffcc99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Default_20_Text">
      <style:text-properties style:font-name="Arial"/>
    </style:style>
    <style:style style:name="P2" style:family="paragraph" style:parent-style-name="Default_20_Text">
      <style:paragraph-properties fo:text-align="center" style:justify-single-word="false"/>
      <style:text-properties fo:color="#0000ff" style:font-name="Times New Roman" fo:font-weight="bold" style:font-weight-asian="bold" style:font-weight-complex="bold"/>
    </style:style>
    <style:style style:name="P3" style:family="paragraph" style:parent-style-name="Default_20_Text">
      <style:text-properties style:font-name="Times New Roman"/>
    </style:style>
    <style:style style:name="P4" style:family="paragraph" style:parent-style-name="Default_20_Text">
      <style:text-properties style:font-name="Times New Roman" fo:font-style="italic" style:font-style-asian="italic" style:font-style-complex="italic"/>
    </style:style>
    <style:style style:name="P5" style:family="paragraph" style:parent-style-name="Default_20_Text">
      <style:text-properties style:font-name="Times New Roman" fo:font-size="10pt" style:font-size-asian="10pt" style:font-size-complex="10pt"/>
    </style:style>
    <style:style style:name="P6" style:family="paragraph" style:parent-style-name="Default_20_Text">
      <style:text-properties style:font-name="Times New Roman" fo:font-size="10pt" fo:font-weight="normal" fo:background-color="transparent" style:font-size-asian="10pt" style:font-weight-asian="normal" style:font-size-complex="10pt" style:font-weight-complex="normal"/>
    </style:style>
    <style:style style:name="P7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8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fo:background-color="transparent" style:font-size-asian="10pt" style:font-weight-asian="bold" style:font-size-complex="10pt" style:font-weight-complex="bold"/>
    </style:style>
    <style:style style:name="P9" style:family="paragraph" style:parent-style-name="Default_20_Text"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10" style:family="paragraph" style:parent-style-name="Default_20_Text">
      <style:text-properties style:font-name="Times New Roman" fo:font-size="10pt" style:text-underline-style="none" fo:font-weight="normal" fo:background-color="transparent" style:font-size-asian="10pt" style:font-weight-asian="normal" style:font-size-complex="10pt" style:font-weight-complex="normal"/>
    </style:style>
    <style:style style:name="P11" style:family="paragraph" style:parent-style-name="Default_20_Text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12" style:family="paragraph" style:parent-style-name="Default_20_Text">
      <style:text-properties style:font-name="Times New Roman" fo:font-size="10pt" fo:font-weight="bold" fo:background-color="transparent" style:font-size-asian="10pt" style:font-weight-asian="bold" style:font-size-complex="10pt" style:font-weight-complex="bold"/>
    </style:style>
    <style:style style:name="P13" style:family="paragraph" style:parent-style-name="Default_20_Text">
      <style:text-properties style:font-name="Times New Roman" fo:font-style="normal" style:font-style-asian="normal" style:font-style-complex="normal"/>
    </style:style>
    <style:style style:name="P14" style:family="paragraph" style:parent-style-name="Default_20_Text"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Table_20_Heading">
      <style:text-properties fo:color="#99284c" style:font-name="Times New Roman" style:font-size-asian="10pt" style:font-size-complex="10pt"/>
    </style:style>
    <style:style style:name="P16" style:family="paragraph" style:parent-style-name="Table_20_Contents">
      <style:text-properties style:font-name="Times New Roman" style:font-size-asian="10pt" style:font-size-complex="10pt"/>
    </style:style>
    <style:style style:name="T1" style:family="text">
      <style:text-properties officeooo:rsid="000d467e"/>
    </style:style>
    <style:style style:name="T2" style:family="text">
      <style:text-properties officeooo:rsid="000e2456"/>
    </style:style>
    <style:style style:name="T3" style:family="text">
      <style:text-properties officeooo:rsid="000fc55c"/>
    </style:style>
    <style:style style:name="T4" style:family="text">
      <style:text-properties officeooo:rsid="0011adfa"/>
    </style:style>
    <style:style style:name="T5" style:family="text">
      <style:text-properties officeooo:rsid="0011caf7"/>
    </style:style>
    <style:style style:name="T6" style:family="text">
      <style:text-properties officeooo:rsid="0012c32b"/>
    </style:style>
    <style:style style:name="T7" style:family="text">
      <style:text-properties officeooo:rsid="00176fbf"/>
    </style:style>
    <style:style style:name="T8" style:family="text">
      <style:text-properties officeooo:rsid="001a3e72"/>
    </style:style>
    <style:style style:name="T9" style:family="text">
      <style:text-properties officeooo:rsid="001b721a"/>
    </style:style>
    <style:style style:name="T10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1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 officeooo:rsid="0026dcff"/>
    </style:style>
    <style:style style:name="T12" style:family="text">
      <style:text-properties officeooo:rsid="0023ce2d"/>
    </style:style>
    <style:style style:name="T13" style:family="text">
      <style:text-properties officeooo:rsid="00247c92"/>
    </style:style>
    <style:style style:name="T14" style:family="text">
      <style:text-properties style:font-name="Times New Roman" officeooo:rsid="001ff9f9"/>
    </style:style>
    <style:style style:name="T15" style:family="text">
      <style:text-properties officeooo:rsid="001cf265"/>
    </style:style>
    <style:style style:name="T16" style:family="text">
      <style:text-properties officeooo:rsid="001d97f7"/>
    </style:style>
    <style:style style:name="T17" style:family="text">
      <style:text-properties officeooo:rsid="0028ad9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MPLATE DOCUMENT FOR ORDER</text:p>
      <text:p text:style-name="P3"/>
      <text:p text:style-name="P14"><text:span text:style-name="T16">This is a</text:span><text:span text:style-name="T15">n</text:span><text:span text:style-name="T16"> ODT </text:span><text:span text:style-name="T15">template </text:span><text:span text:style-name="T16">document </text:span><text:span text:style-name="T15">used to generate </text:span><text:span text:style-name="T16">personalized documents for your customers or suppliers.</text:span></text:p>
      <text:p text:style-name="P14"/>
      <text:p text:style-name="P13"><text:span text:style-name="T11">My information</text:span><text:span text:style-name="T10">:</text:span></text:p>
      <text:p text:style-name="P4">This is a list of tags that will be replaced with your informations:</text:p>
      <text:p text:style-name="P5">mycompany_logo = {mycompany_logo}</text:p>
      <text:p text:style-name="P5">mycompany_name = {mycompany_name}</text:p>
      <text:p text:style-name="P5">mycompany_address = {mycompany_address}</text:p>
      <text:p text:style-name="P5">mycompany_zip = {mycompany_zip}</text:p>
      <text:p text:style-name="P5">mycompany_town = {mycompany_town}</text:p>
      <text:p text:style-name="P5">mycompany_country = {mycompany_country}</text:p>
      <text:p text:style-name="P5">mycompany_phone = {mycompany_phone}</text:p>
      <text:p text:style-name="P5">mycompany_fax = {mycompany_fax}</text:p>
      <text:p text:style-name="P5">mycompany_email = {mycompany_email}</text:p>
      <text:p text:style-name="P5">mycompany_web = {mycompany_web}</text:p>
      <text:p text:style-name="P5">mycompany_barcode = {mycompany_barcode}</text:p>
      <text:p text:style-name="P5">mycompany_capital= {mycompany_capital}</text:p>
      <text:p text:style-name="P5">mycompany_juridicalstatus= {mycompany_juridicalstatus}</text:p>
      <text:p text:style-name="P5">mycompany_idprof1 = {mycompany_idprof1}</text:p>
      <text:p text:style-name="P5">mycompany_idprof2 = {mycompany_idprof2}</text:p>
      <text:p text:style-name="P5">mycompany_idprof3 = {mycompany_idprof3}</text:p>
      <text:p text:style-name="P5">mycompany_idprof4 = {mycompany_idprof4}</text:p>
      <text:p text:style-name="P5">mycompany_vatnumber = {mycompany_vatnumber}</text:p>
      <text:p text:style-name="P5">mycompany_note = {mycompany_note}</text:p>
      <text:p text:style-name="P5">...</text:p>
      <text:p text:style-name="P6"/>
      <text:p text:style-name="P7">Customers, prospects or suppliers information:</text:p>
      <text:p text:style-name="P4">This is a list of other tags that will be replaced with correct values (tags between {}) :</text:p>
      <text:p text:style-name="P5">company_name = {company_name}</text:p>
      <text:p text:style-name="P5">company_address = {company_address}</text:p>
      <text:p text:style-name="P5">company_zip = {company_zip}</text:p>
      <text:p text:style-name="P5">company_town = {company_town}</text:p>
      <text:p text:style-name="P5">company_country = {company_country}</text:p>
      <text:p text:style-name="P5">company_phone = {company_phone}</text:p>
      <text:p text:style-name="P5">company_fax = {company_fax}</text:p>
      <text:p text:style-name="P5">company_email = {company_email}</text:p>
      <text:p text:style-name="P5">company_web = {company_web}</text:p>
      <text:p text:style-name="P5">company_barcode = {company_barcode}</text:p>
      <text:p text:style-name="P5">company_customercode = {company_customercode}</text:p>
      <text:p text:style-name="P5">company_suppliercode = {company_suppliercode}</text:p>
      <text:p text:style-name="P5">company_capital = {company_capital}</text:p>
      <text:p text:style-name="P5">company_juridicalstatus = {company_juridicalstatus}</text:p>
      <text:p text:style-name="P5">company_idprof1 = {company_idprof1}</text:p>
      <text:p text:style-name="P5">company_idprof2 = {company_idprof2}</text:p>
      <text:p text:style-name="P5">company_idprof3 = {company_idprof3}</text:p>
      <text:p text:style-name="P5">company_idprof4 = {company_idprof4}</text:p>
      <text:p text:style-name="P5">company_vatnumber = {company_vatnumber}</text:p>
      <text:p text:style-name="P6">company_note = {company_note}</text:p>
      <text:p text:style-name="P6">…</text:p>
      <text:p text:style-name="P3"/>
      <text:p text:style-name="P7">User information:</text:p>
      <text:p text:style-name="P9">myuser_lastname = {myuser_lastname}</text:p>
      <text:p text:style-name="P9">myuser_firstname = {myuser_firstname}</text:p>
      <text:p text:style-name="P9">myuser_login = {myuser_login}</text:p>
      <text:p text:style-name="P9">myuser_email = {myuser_email}</text:p>
      <text:p text:style-name="P10">...</text:p>
      <text:p text:style-name="P6"/>
      <text:p text:style-name="P6"/>
      <text:p text:style-name="P6"/>
      <text:p text:style-name="P6"/>
      <text:p text:style-name="P7"><text:span text:style-name="T1">Object</text:span> information:</text:p>
      <text:p text:style-name="P4">This is a list of other tags that will be replaced with correct values (tags between {}) :</text:p>
      <text:p text:style-name="P5"><text:span text:style-name="T1">object</text:span>_<text:span text:style-name="T1">id</text:span> = <text:span text:style-name="T2">{object_id}</text:span></text:p>
      <text:p text:style-name="P5"><text:span text:style-name="T1">object</text:span>_<text:span text:style-name="T1">ref</text:span> = <text:span text:style-name="T2">{object_ref}</text:span></text:p>
      <text:p text:style-name="P5"><text:span text:style-name="T1">object</text:span>_<text:span text:style-name="T1">ref_customer</text:span> = <text:span text:style-name="T2">{object_ref_customer}</text:span></text:p>
      <text:p text:style-name="P5"><text:span text:style-name="T1">object</text:span>_<text:span text:style-name="T1">date</text:span> = <text:span text:style-name="T2">{object_date}</text:span></text:p>
      <text:p text:style-name="P5">object_fin_validite = {object_fin_validite} </text:p>
      <text:p text:style-name="P5"><text:span text:style-name="T1">object</text:span>_<text:span text:style-name="T1">date_creation</text:span> = <text:span text:style-name="T3">{object_date_creation}</text:span></text:p>
      <text:p text:style-name="P5"><text:span text:style-name="T1">object</text:span>_<text:span text:style-name="T1">date_validation</text:span> = <text:span text:style-name="T3">{object_date_validation}</text:span></text:p>
      <text:p text:style-name="P5"><text:span text:style-name="T1">object</text:span>_<text:span text:style-name="T1">total_ht</text:span> = <text:span text:style-name="T3">{object_total_ht}</text:span></text:p>
      <text:p text:style-name="P5"><text:span text:style-name="T1">object</text:span>_<text:span text:style-name="T1">total_vat</text:span> = <text:span text:style-name="T3">{object_total_vat}</text:span></text:p>
      <text:p text:style-name="P5"><text:span text:style-name="T1">object</text:span>_<text:span text:style-name="T1">total_ttc</text:span> = <text:span text:style-name="T3">{object_total_ttc}</text:span></text:p>
      <text:p text:style-name="P5">object_payment_mode = {object_payment_mode}</text:p>
      <text:p text:style-name="P5">object_payment_term = {object_payment_term}</text:p>
      <text:p text:style-name="P5"><text:span text:style-name="T1">object</text:span>_<text:span text:style-name="T1">note_private</text:span> = <text:span text:style-name="T3">{object_note_private}</text:span></text:p>
      <text:p text:style-name="P5"><text:span text:style-name="T1">object</text:span>_<text:span text:style-name="T1">note</text:span> = <text:span text:style-name="T3">{object_note}</text:span></text:p>
      <text:p text:style-name="P5">free_text = {free_text}</text:p>
      <text:p text:style-name="P6">...</text:p>
      <text:p text:style-name="P4"/>
      <text:p text:style-name="P4"/>
      <text:p text:style-name="P8">Lines of object:</text:p>
      <text:p text:style-name="P4"><text:span text:style-name="T9">T</text:span>his is how to use arrays for lines of objects (invoices, commercial proposal, orders, etc...). <text:span text:style-name="T5">You must create your array in the document and fill it with following tags:</text:span></text:p>
      <text:p text:style-name="P5">[!-- BEGIN <text:span text:style-name="T5">row.lin</text:span><text:span text:style-name="T6">es</text:span> --]</text:p>
      <text:p text:style-name="P5"><text:tab/>{<text:span text:style-name="T5">line_</text:span><text:span text:style-name="T8">full</text:span><text:span text:style-name="T5">desc</text:span>}</text:p>
      <text:p text:style-name="P5"><text:tab/>{<text:span text:style-name="T5">line_vatrate</text:span>}</text:p>
      <text:p text:style-name="P5"><text:tab/>{<text:span text:style-name="T5">line_up</text:span>}</text:p>
      <text:p text:style-name="P5"><text:tab/>{<text:span text:style-name="T5">line_qty</text:span>}</text:p>
      <text:p text:style-name="P5"><text:tab/><text:span text:style-name="T7">{line_discount_percent}</text:span></text:p>
      <text:p text:style-name="P5"><text:tab/>{<text:span text:style-name="T5">line_</text:span><text:span text:style-name="T7">price_</text:span><text:span text:style-name="T5">ht</text:span>}</text:p>
      <text:p text:style-name="P5"><text:tab/>{<text:span text:style-name="T5">line_</text:span><text:span text:style-name="T7">price_vat</text:span>}</text:p>
      <text:p text:style-name="P5"><text:tab/>{<text:span text:style-name="T5">line_</text:span><text:span text:style-name="T7">price_ttc</text:span>}</text:p>
      <text:p text:style-name="P11"><text:span text:style-name="T5">[!-- END row.lin</text:span><text:span text:style-name="T6">es</text:span><text:span text:style-name="T5"> --]</text:span></text:p>
      <text:p text:style-name="P4"/>
      <text:p text:style-name="P1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header-rows>
          <table:table-row>
            <table:table-cell table:style-name="Tableau1.A1" office:value-type="string">
              <text:p text:style-name="P15">__Description__</text:p>
            </table:table-cell>
            <table:table-cell table:style-name="Tableau1.A1" office:value-type="string">
              <text:p text:style-name="P15">__VatRate__</text:p>
            </table:table-cell>
            <table:table-cell table:style-name="Tableau1.A1" office:value-type="string">
              <text:p text:style-name="P15">__<text:span text:style-name="T4">UP__</text:span></text:p>
            </table:table-cell>
            <table:table-cell table:style-name="Tableau1.A1" office:value-type="string">
              <text:p text:style-name="P15">__<text:span text:style-name="T4">Qty__</text:span></text:p>
            </table:table-cell>
            <table:table-cell table:style-name="Tableau1.A1" office:value-type="string">
              <text:p text:style-name="P15">__<text:span text:style-name="T4">Discount__</text:span></text:p>
            </table:table-cell>
            <table:table-cell table:style-name="Tableau1.F1" office:value-type="string">
              <text:p text:style-name="P15">__<text:span text:style-name="T4">TotalHT__</text:span></text:p>
            </table:table-cell>
          </table:table-row>
        </table:table-header-rows>
        <table:table-row>
          <table:table-cell table:style-name="Tableau1.A2" office:value-type="string">
            <text:p text:style-name="P16"><text:span text:style-name="T6">[!-- BEGIN row.lines --]</text:span><text:span text:style-name="T8">{line_fulldesc}</text:span></text:p>
          </table:table-cell>
          <table:table-cell table:style-name="Tableau1.A2" office:value-type="string">
            <text:p text:style-name="P16">{line_vatrate}</text:p>
          </table:table-cell>
          <table:table-cell table:style-name="Tableau1.A2" office:value-type="string">
            <text:p text:style-name="P16">{line_up}</text:p>
          </table:table-cell>
          <table:table-cell table:style-name="Tableau1.A2" office:value-type="string">
            <text:p text:style-name="P16">{line_qty}</text:p>
          </table:table-cell>
          <table:table-cell table:style-name="Tableau1.A2" office:value-type="string">
            <text:p text:style-name="P16">{line_discount_percent}</text:p>
          </table:table-cell>
          <table:table-cell table:style-name="Tableau1.F2" office:value-type="string">
            <text:p text:style-name="P16">{line_price_ht}</text:p>
            <text:p text:style-name="P16">[!-- END row.lines --]</text:p>
          </table:table-cell>
        </table:table-row>
      </table:table>
      <text:p text:style-name="P3"/>
      <text:p text:style-name="P3"/>
      <text:p text:style-name="P3"/>
      <text:p text:style-name="P3"/>
      <text:p text:style-name="P3">For complete list of <text:span text:style-name="T17">available </text:span>tags, see on user documentation about <text:span text:style-name="T13">using </text:span><text:span text:style-name="T12">ODT templates</text:span> on wiki:</text:p>
      <text:p text:style-name="P1"><text:a xlink:type="simple" xlink:href="http://wiki.dolibarr.org/index.php/Create_an_ODT_document_template"><text:span text:style-name="T14">http://wiki.dolibarr.org/index.php/Create_an_ODT_document_template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xmlns:officeooo="http://openoffice.org/2009/office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Default_20_Text" style:display-name="Default Text" style:family="paragraph" style:class="text"/>
    <style:style style:name="Header" style:family="paragraph" style:parent-style-name="Default_20_Text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_20_Single" style:display-name="Text Body Single" style:family="paragraph" style:parent-style-name="Default_20_Text">
      <style:paragraph-properties fo:margin-top="0cm" fo:margin-bottom="0.212cm"/>
    </style:style>
    <style:style style:name="Table_20_Contents" style:display-name="Table Contents" style:family="paragraph" style:parent-style-name="Text_20_Body_20_Single" style:class="extra">
      <style:paragraph-properties fo:margin-top="0cm" fo:margin-bottom="0cm" fo:background-color="transparent" text:number-lines="false" text:line-number="0">
        <style:tab-stops/>
        <style:background-image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2-01-27T17:34:08</dc:date>
    <meta:editing-duration>PT04H24M47S</meta:editing-duration>
    <meta:editing-cycles>51</meta:editing-cycles>
    <meta:generator>IBM_Lotus_Symphony/3.0$Linux OpenOffice.org_project/310m11$Build-9399</meta:generator>
    <meta:document-statistic meta:table-count="1" meta:image-count="0" meta:object-count="0" meta:page-count="2" meta:paragraph-count="98" meta:word-count="344" meta:character-count="3270"/>
    <meta:user-defined meta:name="Información 1"/>
    <meta:user-defined meta:name="Información 2"/>
    <meta:user-defined meta:name="Información 3"/>
    <meta:user-defined meta:name="Información 4"/>
  </office:meta>
</office:document-meta>
</file>